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le1" style:family="table" style:master-page-name="">
      <style:table-properties style:width="17cm" style:page-number="auto" table:align="margins"/>
    </style:style>
    <style:style style:name="Tabelle1.A" style:family="table-column">
      <style:table-column-properties style:column-width="4.792cm" style:rel-column-width="2717*"/>
    </style:style>
    <style:style style:name="Tabelle1.B" style:family="table-column">
      <style:table-column-properties style:column-width="4.069cm" style:rel-column-width="2307*"/>
    </style:style>
    <style:style style:name="Tabelle1.C" style:family="table-column">
      <style:table-column-properties style:column-width="2.034cm" style:rel-column-width="1153*"/>
    </style:style>
    <style:style style:name="Tabelle1.D" style:family="table-column">
      <style:table-column-properties style:column-width="2.036cm" style:rel-column-width="1154*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none" fo:border-right="0.05pt solid #000000" fo:border-top="none" fo:border-bottom="0.05pt solid #000000"/>
    </style:style>
    <style:style style:name="Tabel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none" fo:border-right="none" fo:border-top="none" fo:border-bottom="0.05pt solid #000000"/>
    </style:style>
    <style:style style:name="Tabelle1.E1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2a61d" officeooo:paragraph-rsid="0012a61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2a61d" officeooo:paragraph-rsid="0012a61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2a61d" officeooo:paragraph-rsid="0012a61d" style:font-size-asian="15pt" style:font-weight-asian="bold" style:font-size-complex="15pt" style:font-weight-complex="bold"/>
    </style:style>
    <style:style style:name="P4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officeooo:rsid="0012a61d" officeooo:paragraph-rsid="0012a61d"/>
    </style:style>
    <style:style style:name="P5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text:number-lines="false" text:line-number="0"/>
      <style:text-properties style:text-position="0% 100%" fo:font-weight="bold" officeooo:rsid="0012a61d" officeooo:paragraph-rsid="0012a61d" style:font-weight-asian="bold" style:font-weight-complex="bold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auftrag</text:p>
      <text:p text:style-name="P1"><text:span text:style-name="T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B"/>
        <table:table-row>
          <table:table-cell table:style-name="Tabelle1.A1" office:value-type="string">
            <text:p text:style-name="P5">Projekttitel</text:p>
          </table:table-cell>
          <table:table-cell table:style-name="Tabelle1.B1" table:number-columns-spanned="4" office:value-type="string">
            <text:p text:style-name="P4">Intense Doge Navigatio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Project Owner</text:p>
          </table:table-cell>
          <table:table-cell table:style-name="Tabelle1.B11" table:number-columns-spanned="4" office:value-type="string">
            <text:p text:style-name="P4">Herr K., KKAirport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Project Manager</text:p>
          </table:table-cell>
          <table:table-cell table:style-name="Tabelle1.B11" table:number-columns-spanned="4" office:value-type="string">
            <text:p text:style-name="P4">CS3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Projektziel</text:p>
          </table:table-cell>
          <table:table-cell table:style-name="Tabelle1.B11" table:number-columns-spanned="4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Projektgegenstand</text:p>
          </table:table-cell>
          <table:table-cell table:style-name="Tabelle1.B11" table:number-columns-spanned="4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Abnahmekriterien</text:p>
          </table:table-cell>
          <table:table-cell table:style-name="Tabelle1.B11" table:number-columns-spanned="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Projektorganisation</text:p>
          </table:table-cell>
          <table:table-cell table:style-name="Tabelle1.B1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Rahmenbedingungen</text:p>
          </table:table-cell>
          <table:table-cell table:style-name="Tabelle1.B8" table:number-columns-spanned="2" office:value-type="string">
            <text:p text:style-name="P4"><text:span text:style-name="T2">Beginn:</text:span> dd.mm.yyyy</text:p>
          </table:table-cell>
          <table:covered-table-cell/>
          <table:table-cell table:style-name="Tabelle1.D8" table:number-columns-spanned="2" office:value-type="string">
            <text:p text:style-name="P4"><text:span text:style-name="T2">Ende:</text:span> dd.mm.yyyy</text:p>
          </table:table-cell>
          <table:covered-table-cell/>
        </table:table-row>
        <table:table-row>
          <table:table-cell table:style-name="Tabelle1.A2" office:value-type="string">
            <text:p text:style-name="P5">Ressourcen</text:p>
          </table:table-cell>
          <table:table-cell table:style-name="Tabelle1.B1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Stakeholder</text:p>
          </table:table-cell>
          <table:table-cell table:style-name="Tabelle1.B1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Anlagen</text:p>
          </table:table-cell>
          <table:table-cell table:style-name="Tabelle1.B1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Freigabe</text:p>
          </table:table-cell>
          <table:table-cell table:style-name="Tabelle1.B12" office:value-type="string">
            <text:p text:style-name="P4"/>
            <text:p text:style-name="P4"/>
            <text:p text:style-name="P4">Hamburg,</text:p>
            <text:p text:style-name="P4">04.11.2015</text:p>
            <text:p text:style-name="P4">Project Manager</text:p>
          </table:table-cell>
          <table:table-cell table:style-name="Tabelle1.C12" table:number-columns-spanned="2" office:value-type="string">
            <text:p text:style-name="P4"/>
            <text:p text:style-name="P4"/>
            <text:p text:style-name="P4">Hamburg,</text:p>
            <text:p text:style-name="P4">04.11.2015</text:p>
            <text:p text:style-name="P4">Manager CS3</text:p>
          </table:table-cell>
          <table:covered-table-cell/>
          <table:table-cell table:style-name="Tabelle1.E12" office:value-type="string">
            <text:p text:style-name="P4"/>
            <text:p text:style-name="P4"/>
            <text:p text:style-name="P4">Karlsruhe,</text:p>
            <text:p text:style-name="P4">04.11.2015</text:p>
            <text:p text:style-name="P4">Project Owner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wiss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MS Mincho" style:font-family-asian="'MS Mincho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09:59:40.979000000</meta:creation-date>
    <dc:date>2015-11-04T10:12:13.684000000</dc:date>
    <meta:editing-duration>PT12M36S</meta:editing-duration>
    <meta:editing-cycles>2</meta:editing-cycles>
    <meta:generator>LibreOffice/4.4.0.3$Windows_x86 LibreOffice_project/de093506bcdc5fafd9023ee680b8c60e3e0645d7</meta:generator>
    <meta:document-statistic meta:table-count="1" meta:image-count="0" meta:object-count="0" meta:page-count="1" meta:paragraph-count="27" meta:word-count="38" meta:character-count="343" meta:non-whitespace-character-count="332"/>
  </office:meta>
</office:document-meta>
</file>